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6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Normal" style:master-page-name="Standard"/>
    <style:style style:name="T1_1" style:family="text"/>
    <style:style style:name="P2" style:family="paragraph" style:parent-style-name="Heading_20_1"/>
    <style:style style:name="T2_1" style:family="text"/>
    <style:style style:name="P3" style:family="paragraph" style:parent-style-name="Normal"/>
    <style:style style:name="T3_1" style:family="text"/>
    <style:style style:name="P4" style:family="paragraph" style:parent-style-name="Normal">
      <style:paragraph-properties fo:break-before="page"/>
    </style:style>
    <style:style style:name="T4_1" style:family="text"/>
    <style:style style:name="P5" style:family="paragraph" style:parent-style-name="Heading_20_1"/>
    <style:style style:name="T5_1" style:family="text"/>
    <style:style style:name="P6" style:family="paragraph" style:parent-style-name="Normal"/>
    <style:style style:name="T6_1" style:family="text"/>
    <style:style style:name="P7" style:family="paragraph" style:parent-style-name="Normal">
      <style:paragraph-properties fo:break-before="page"/>
    </style:style>
    <style:style style:name="T7_1" style:family="text"/>
    <style:style style:name="P8" style:family="paragraph" style:parent-style-name="Heading_20_1"/>
    <style:style style:name="T8_1" style:family="text"/>
    <style:style style:name="P9" style:family="paragraph" style:parent-style-name="Normal"/>
    <style:style style:name="T9_1" style:family="text"/>
    <style:style style:name="P10" style:family="paragraph" style:parent-style-name="Normal">
      <style:paragraph-properties fo:break-before="page"/>
    </style:style>
    <style:style style:name="T10_1" style:family="text"/>
    <style:style style:name="P11" style:family="paragraph" style:parent-style-name="Heading_20_1"/>
    <style:style style:name="T11_1" style:family="text"/>
    <style:style style:name="P12" style:family="paragraph" style:parent-style-name="Normal"/>
    <style:style style:name="T12_1" style:family="text"/>
    <style:style style:name="P13" style:family="paragraph" style:parent-style-name="Normal"/>
  </office:automatic-styles>
  <office:body>
    <office:text>
      <text:p text:style-name="P1"><text:bookmark-start text:name="Bookmark1"/><text:span text:style-name="T1_1">Text<text:s/>inside<text:s/>a<text:s/>bookmark<text:s/>1</text:span></text:p>
      <text:h text:style-name="P2" text:outline-level="1"><text:bookmark-end text:name="Bookmark1"/><text:span text:style-name="T2_1">Page<text:s/>1<text:s/>heading!</text:span></text:h>
      <text:p text:style-name="P3"><text:span text:style-name="T3_1">Sample<text:s/>test<text:s/>text<text:s/>-<text:s/>Page<text:s/>1!</text:span></text:p>
      <text:p text:style-name="P4"><text:bookmark-start text:name="Bookmark2"/><text:span text:style-name="T4_1">Text<text:s/>inside<text:s/>a<text:s/>bookmark<text:s/>2</text:span></text:p>
      <text:h text:style-name="P5" text:outline-level="1"><text:bookmark-end text:name="Bookmark2"/><text:span text:style-name="T5_1">Page<text:s/>2<text:s/>heading!</text:span></text:h>
      <text:p text:style-name="P6"><text:span text:style-name="T6_1">Sample<text:s/>test<text:s/>text<text:s/>-<text:s/>Page<text:s/>2!</text:span></text:p>
      <text:p text:style-name="P7"><text:bookmark-start text:name="Bookmark3"/><text:span text:style-name="T7_1">Text<text:s/>inside<text:s/>a<text:s/>bookmark<text:s/>3</text:span></text:p>
      <text:h text:style-name="P8" text:outline-level="1"><text:bookmark-end text:name="Bookmark3"/><text:span text:style-name="T8_1">Page<text:s/>3<text:s/>heading!</text:span></text:h>
      <text:p text:style-name="P9"><text:span text:style-name="T9_1">Sample<text:s/>test<text:s/>text<text:s/>-<text:s/>Page<text:s/>3!</text:span></text:p>
      <text:p text:style-name="P10"><text:bookmark-start text:name="Bookmark4"/><text:span text:style-name="T10_1">Text<text:s/>inside<text:s/>a<text:s/>bookmark<text:s/>4</text:span></text:p>
      <text:h text:style-name="P11" text:outline-level="1"><text:bookmark-end text:name="Bookmark4"/><text:span text:style-name="T11_1">Page<text:s/>4<text:s/>heading!</text:span></text:h>
      <text:p text:style-name="P12"><text:span text:style-name="T12_1">Sample<text:s/>test<text:s/>text<text:s/>-<text:s/>Page<text:s/>4!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style:font-name="Arial" fo:font-size="16pt" style:font-size-asian="16pt" style:font-name-complex="Arial" style:font-size-complex="16pt" fo:font-weight="bold" style:font-weight-asian="bold" style:font-weight-complex="bold" style:letter-kerning="tru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9.6</meta:generator>
    <dc:title/>
    <meta:initial-creator/>
    <meta:creation-date>2019-08-27T11:24:39</meta:creation-date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